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Text_20_body">
      <style:text-properties officeooo:rsid="0001d274" officeooo:paragraph-rsid="0001d274"/>
    </style:style>
    <style:style style:name="P2" style:family="paragraph" style:parent-style-name="Text_20_body">
      <style:text-properties officeooo:rsid="0001d274" officeooo:paragraph-rsid="00074435"/>
    </style:style>
    <style:style style:name="P3" style:family="paragraph" style:parent-style-name="Text_20_body">
      <style:text-properties officeooo:rsid="00087f4c" officeooo:paragraph-rsid="00087f4c"/>
    </style:style>
    <style:style style:name="P4" style:family="paragraph" style:parent-style-name="Title">
      <style:text-properties officeooo:paragraph-rsid="00074435"/>
    </style:style>
    <style:style style:name="T1" style:family="text">
      <style:text-properties style:font-name="Liberation Sans" fo:font-size="18.2000007629395pt" fo:font-weight="bold" officeooo:rsid="0004d266" style:font-name-asian="文泉驿点阵正黑" style:font-size-asian="18.2000007629395pt" style:font-weight-asian="bold" style:font-name-complex="Lohit Devanagari" style:font-size-complex="18.2000007629395pt" style:font-weight-complex="bold"/>
    </style:style>
    <style:style style:name="T2" style:family="text">
      <style:text-properties officeooo:rsid="00090f72"/>
    </style:style>
    <style:style style:name="T3" style:family="text">
      <style:text-properties officeooo:rsid="0009b02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ux系统使用总结</text:p>
      <text:h text:style-name="Heading_20_1" text:outline-level="1">文件权限问题</text:h>
      <text:p text:style-name="P1">Q：使用root用户，执行qt安装程序时， bash: 权限不够</text:p>
      <text:p text:style-name="P2">A：安装程序在root用户下没有execute权限，重新分配权限，安装继续。</text:p>
      <text:h text:style-name="Heading_20_1" text:outline-level="1">Qt配置问题</text:h>
      <text:p text:style-name="P3">Q：qt安装完成后，使用<text:span text:style-name="T3">QtCreator编写程序</text:span>无法进行生成</text:p>
      <text:p text:style-name="P3">A：需要对QtCreator进行配置。</text:p>
      <text:p text:style-name="P3"><text:tab/>系统中安装gcc 和 g++：yum install gcc gcc-c++<text:span text:style-name="T2">；</text:span></text:p>
      <text:p text:style-name="P3"><text:tab/>工具—选项—构建和运行—编译器：手动添加<text:span text:style-name="T2">GCC编译器，目录为/usr/bin/gcc；</text:span></text:p>
      <text:p text:style-name="P3"><text:tab/>重新启动<text:span text:style-name="T2">QtCreator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2:28:03.999609136</meta:creation-date>
    <meta:editing-duration>PT4M55S</meta:editing-duration>
    <meta:editing-cycles>5</meta:editing-cycles>
    <meta:generator>LibreOffice/5.0.6.2$Linux_X86_64 LibreOffice_project/00$Build-2</meta:generator>
    <dc:date>2017-12-09T12:32:59.250258397</dc:date>
    <meta:document-statistic meta:table-count="0" meta:image-count="0" meta:object-count="0" meta:page-count="1" meta:paragraph-count="10" meta:word-count="151" meta:character-count="246" meta:non-whitespace-character-count="236"/>
  </office:meta>
</office:document-meta>
</file>